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ionFactoryTest.provides_location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tionFactoryTes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FactoryTest.shouldLocationNotContainGetStackTrac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